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PersistenceManager.getDerbyStorageMinimum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init( PM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rbyPersistenceManager.getDerbyStoragePage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getDerbyStorage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setDerbyStorageMinimumRecordSize( String derbyStorageMinimum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PersistenceManag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rbyPersistenceManager.getStorag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setDerbyStoragePageReservedSpace( String derbyStoragePageReserved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PersistenceManager.setDerbyStoragePageCacheSize( String derbyStoragePage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PersistenceManager.getDerbyStoragePageReserved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getDerbyStorageInitial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setDerbyStorageInitialPages( String derbyStorageInitial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PersistenceManager.setDerbyStoragePageSize( String derbyStorage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checkSchem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